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paragraph-rsid="0008a009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text-properties officeooo:paragraph-rsid="0008a009"/>
    </style:style>
    <style:style style:name="P4" style:family="paragraph" style:parent-style-name="Text_20_body" style:list-style-name="L1">
      <style:text-properties officeooo:paragraph-rsid="000cec21"/>
    </style:style>
    <style:style style:name="P5" style:family="paragraph" style:parent-style-name="Text_20_body" style:list-style-name="L1">
      <style:text-properties officeooo:paragraph-rsid="0018bf1b"/>
    </style:style>
    <style:style style:name="P6" style:family="paragraph" style:parent-style-name="Text_20_body" style:list-style-name="L1">
      <style:text-properties officeooo:rsid="000788ad" officeooo:paragraph-rsid="000788ad"/>
    </style:style>
    <style:style style:name="P7" style:family="paragraph" style:parent-style-name="Text_20_body" style:list-style-name="L1">
      <style:text-properties officeooo:rsid="00153611" officeooo:paragraph-rsid="00153611"/>
    </style:style>
    <style:style style:name="P8" style:family="paragraph" style:parent-style-name="Text_20_body" style:list-style-name="L1">
      <style:text-properties officeooo:rsid="00153611" officeooo:paragraph-rsid="0018bf1b"/>
    </style:style>
    <style:style style:name="P9" style:family="paragraph" style:parent-style-name="Text_20_body" style:list-style-name="L1">
      <style:text-properties officeooo:rsid="0018bf1b" officeooo:paragraph-rsid="0018bf1b"/>
    </style:style>
    <style:style style:name="P10" style:family="paragraph" style:parent-style-name="Text_20_body" style:list-style-name="L1">
      <style:text-properties officeooo:rsid="0017ccae" officeooo:paragraph-rsid="0017ccae"/>
    </style:style>
    <style:style style:name="P11" style:family="paragraph" style:parent-style-name="Text_20_body" style:list-style-name="L1">
      <style:text-properties fo:color="#c9211e" loext:opacity="100%" fo:font-weight="bold" style:font-weight-asian="bold" style:font-weight-complex="bold"/>
    </style:style>
    <style:style style:name="T1" style:family="text">
      <style:text-properties officeooo:rsid="00065f98"/>
    </style:style>
    <style:style style:name="T2" style:family="text">
      <style:text-properties style:font-name="Liberation Sans1" fo:font-size="18.2000007629395pt" fo:font-weight="bold" officeooo:rsid="00065f98" style:font-name-asian="Microsoft YaHei" style:font-size-asian="18.2000007629395pt" style:font-weight-asian="bold" style:font-name-complex="Arial1" style:font-size-complex="18.2000007629395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65f98" style:font-weight-asian="bold" style:font-weight-complex="bold"/>
    </style:style>
    <style:style style:name="T5" style:family="text">
      <style:text-properties officeooo:rsid="000788ad"/>
    </style:style>
    <style:style style:name="T6" style:family="text">
      <style:text-properties officeooo:rsid="0008a009"/>
    </style:style>
    <style:style style:name="T7" style:family="text">
      <style:text-properties officeooo:rsid="0009a647"/>
    </style:style>
    <style:style style:name="T8" style:family="text">
      <style:text-properties officeooo:rsid="000b68b1"/>
    </style:style>
    <style:style style:name="T9" style:family="text">
      <style:text-properties officeooo:rsid="000cec21"/>
    </style:style>
    <style:style style:name="T10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11" style:family="text">
      <style:text-properties officeooo:rsid="000cf3c5"/>
    </style:style>
    <style:style style:name="T12" style:family="text">
      <style:text-properties officeooo:rsid="000eba26"/>
    </style:style>
    <style:style style:name="T13" style:family="text">
      <style:text-properties officeooo:rsid="00100a8d"/>
    </style:style>
    <style:style style:name="T14" style:family="text">
      <style:text-properties officeooo:rsid="0012ddce"/>
    </style:style>
    <style:style style:name="T15" style:family="text">
      <style:text-properties officeooo:rsid="0018bf1b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How To Recreate All <text:span text:style-name="T1">of the </text:span>SE Resources Sp<text:span text:style-name="T1">r</text:span>eadsheet File</text:p>
      <text:h text:style-name="Heading_20_1" text:outline-level="1">How to recreate "All_SE_Resources_[month].<text:span text:style-name="T2">[</text:span>year].xlsx" (or "All_SE_Resources_number_[month].<text:span text:style-name="T2">[</text:span>year].xlsx" with "AllEnglishLanguagesReport.php?number=1") speadsheet file</text:h>
      <text:p text:style-name="P1">[You might want to use the "All_SE_Resources_[month].<text:span text:style-name="T1">[</text:span>year].xlsx" <text:span text:style-name="T6">and “All_SE_Resources_Number_[month].</text:span><text:span text:style-name="T1">[</text:span><text:span text:style-name="T6">year].xlsx”</text:span> if you have <text:span text:style-name="T4">one</text:span><text:span text:style-name="T3"> column changed</text:span> and you can exactly the names of the languages:<text:line-break/>Create the csv. Copy the column from csv and paste to into xlsx. Change the font to 11pt.]</text:p>
      <text:list xml:id="list3002658869" text:style-name="L1">
        <text:list-item>
          <text:p text:style-name="P11">Make sure you have the database exported from the server to the local hard drive.</text:p>
        </text:list-item>
        <text:list-item>
          <text:p text:style-name="P2"><text:span text:style-name="T7">In the browser r</text:span>un "http://localhost:90/metadata/English/AllEnglishLanguagesReport.php?number=1" and "http://localhost:90/metadata/English/AllEnglishLanguagesReport.php?number=<text:span text:style-name="T7">0</text:span>". It will take a <text:span text:style-name="T7">little</text:span> time.</text:p>
        </text:list-item>
        <text:list-item>
          <text:p text:style-name="P3">"All_SE_Resources_[month].<text:span text:style-name="T1">[</text:span>year].csv" <text:span text:style-name="T6">and “All_SE_Resources_Number_[month].</text:span><text:span text:style-name="T1">[</text:span><text:span text:style-name="T6">year].xlsx” </text:span>only with Libre Calc. When "Text import" comes up click on "Tab" as the only option.</text:p>
        </text:list-item>
        <text:list-item>
          <text:p text:style-name="P2">Click on the "<text:span text:style-name="T14">rod</text:span>" column in "Fields"</text:p>
        </text:list-item>
        <text:list-item>
          <text:p text:style-name="P2">In the drop-down box in "Column type" click on "Text" instead of "Standard"</text:p>
        </text:list-item>
        <text:list-item>
          <text:p text:style-name="P2">Click on "OK"</text:p>
        </text:list-item>
        <text:list-item>
          <text:p text:style-name="P2"><text:span text:style-name="T1">I</text:span>f you get "_Unknown language name in English” when inserting ISO: [cop]; ROD_Code: 00000" add to "English Language Name" Coptic.</text:p>
        </text:list-item>
        <text:list-item>
          <text:p text:style-name="P4"><text:span text:style-name="T8">Select column “A” </text:span><text:span text:style-name="T9">(“</text:span><text:span text:style-name="T10">English Language Name</text:span><text:span text:style-name="T9">”)</text:span><text:span text:style-name="T8">. Menu “Data”, “Sort”.</text:span></text:p>
        </text:list-item>
        <text:list-item>
          <text:p text:style-name="P6"><text:span text:style-name="T3">Run Excel</text:span> only if "AllEnglishLanguagesReport.php?number=0"</text:p>
          <text:list>
            <text:list-item>
              <text:p text:style-name="P2">"File", "Save As..." under "Save as type:" "Excel - 2007 365 (*.xlsx)"</text:p>
            </text:list-item>
            <text:list-item>
              <text:p text:style-name="P2">Exit Libre Calc</text:p>
            </text:list-item>
            <text:list-item>
              <text:p text:style-name="P2"><text:span text:style-name="T3">Run Excel</text:span> (Libre Calc doesn't have <text:span text:style-name="T3">Ctrl-J [shift-enter]</text:span> on "Replace") on "All_SE_Resources.xlsx"</text:p>
            </text:list-item>
            <text:list-item>
              <text:p text:style-name="P2">"Find &amp; Replace:" "Find:" ' ## ' and "Replace:" Ctrl-J</text:p>
            </text:list-item>
            <text:list-item>
              <text:p text:style-name="P2">There might be a message that with pop up saying "formula too long". In the same cell look for ' ## ' and highlight ' ## ' and replace it with Alt-Enter.</text:p>
            </text:list-item>
            <text:list-item>
              <text:p text:style-name="P2"><text:soft-page-break/>Save it and exit and go back to Libre Calc.</text:p>
            </text:list-item>
          </text:list>
        </text:list-item>
        <text:list-item>
          <text:p text:style-name="P2"><text:span text:style-name="T5">Ctrl-A (</text:span>Select "All"<text:span text:style-name="T5">), </text:span><text:span text:style-name="T13">r</text:span><text:span text:style-name="T5">ight click and “Format Cells...”</text:span></text:p>
          <text:list>
            <text:list-item>
              <text:p text:style-name="P2"><text:span text:style-name="T5">Font: </text:span>Arial</text:p>
            </text:list-item>
            <text:list-item>
              <text:p text:style-name="P6">Style: Regular</text:p>
            </text:list-item>
            <text:list-item>
              <text:p text:style-name="P2"><text:span text:style-name="T5">S</text:span>ize: 11pt</text:p>
            </text:list-item>
          </text:list>
        </text:list-item>
        <text:list-item>
          <text:p text:style-name="P2"><text:span text:style-name="T5">Highlight</text:span> column D (ROD_Code), <text:span text:style-name="T13">r</text:span><text:span text:style-name="T5">ight click </text:span><text:span text:style-name="T13">and </text:span>"Format Cells..."</text:p>
          <text:list>
            <text:list-item>
              <text:p text:style-name="P2"><text:span text:style-name="T13">Make sure that </text:span><text:span text:style-name="T11">the </text:span>"Category" <text:span text:style-name="T13">is set to</text:span> "Text"</text:p>
            </text:list-item>
          </text:list>
        </text:list-item>
        <text:list-item>
          <text:p text:style-name="P2">“Format”, “Rows”, Height: .22</text:p>
        </text:list-item>
        <text:list-item>
          <text:p text:style-name="P2">“Format”, “Rows”, “Optimal Height”, “Default” value checked, <text:span text:style-name="T6">and click on </text:span>OK<text:line-break/><text:span text:style-name="T6">(To r</text:span>educe the size of the columns<text:span text:style-name="T6">)</text:span></text:p>
        </text:list-item>
        <text:list-item>
          <text:p text:style-name="P2">Select cell B2</text:p>
          <text:list>
            <text:list-item>
              <text:p text:style-name="P2"><text:span text:style-name="T6">Menu “</text:span>View”, “Freeze Rows and Columns”</text:p>
            </text:list-item>
          </text:list>
        </text:list-item>
        <text:list-item>
          <text:p text:style-name="P2">Make the top color red, bold, 14pt</text:p>
          <text:list>
            <text:list-item>
              <text:p text:style-name="P8">“Format”, “Columns”, “Optimal Width...”, “default value“ checked, Click on “OK”</text:p>
            </text:list-item>
          </text:list>
        </text:list-item>
        <text:list-item>
          <text:p text:style-name="P7">Selects top row from H to the end <text:span text:style-name="T15">of the column</text:span></text:p>
          <text:list>
            <text:list-item>
              <text:p text:style-name="P7">“Format”, “Columns”, “Optimal Width...”, “default value“ checked, Click on “OK”</text:p>
            </text:list-item>
          </text:list>
        </text:list-item>
        <text:list-item>
          <text:p text:style-name="P5"><text:span text:style-name="T15">Decrease the width of “Alternate Language Name”</text:span></text:p>
        </text:list-item>
        <text:list-item>
          <text:p text:style-name="P9">Increase the width of “rod”</text:p>
        </text:list-item>
        <text:list-item>
          <text:p text:style-name="P10">Decrease the width of “Countries”</text:p>
        </text:list-item>
        <text:list-item>
          <text:p text:style-name="P2">On the bottom in column "A" type "TOTAL:"</text:p>
        </text:list-item>
        <text:list-item>
          <text:p text:style-name="P2">On the bottom with the word "TOTAL:" make the color green, bold, and 14pt</text:p>
        </text:list-item>
        <text:list-item>
          <text:p text:style-name="P2"><text:span text:style-name="T15">COUNT</text:span> of all of the ones that have a number in them <text:span text:style-name="T12">the first one is “</text:span><text:span text:style-name="T15">H</text:span><text:span text:style-name="T12">”</text:span>.</text:p>
        </text:list-item>
        <text:list-item>
          <text:p text:style-name="P2">Click on "Save <text:span text:style-name="T6">As</text:span>" <text:span text:style-name="T6">(make sure to put it in the right sub-folder and that the “Save as type” is “ODS Spreadsheet...”) and “Exit”</text:span></text:p>
        </text:list-item>
        <text:list-item>
          <text:p text:style-name="P3">Copy "All_SE_Resources_[month].<text:span text:style-name="T6">[</text:span>year].<text:span text:style-name="T6">ods</text:span>" <text:span text:style-name="T6">and “All_SE_Resources_Number_[month].</text:span><text:span text:style-name="T1">[</text:span><text:span text:style-name="T6">year].ods” </text:span>to <text:span text:style-name="T6">copy the spreadsheet files from to </text:span><text:a xlink:type="simple" xlink:href="https://drive.google.com/drive/folders/1hiD2Q4Zgb1-p-R2M_lG0_BbqOB6Qm7kA?usp=sharing" text:style-name="Internet_20_link" text:visited-style-name="Visited_20_Internet_20_Link">https://drive.google.com/drive/folders/1hiD2Q4Zgb1-p-R2M_lG0_BbqOB6Qm7kA?usp=sharing</text:a></text:p>
        </text:list-item>
        <text:list-item>
          <text:p text:style-name="P9">Right click on the icon and “Open with ‘Google Sheets’”.</text:p>
        </text:list-item>
        <text:list-item>
          <text:p text:style-name="P9">Delete <text:span text:style-name="T6">“All_SE_Resources_Number_[month].</text:span><text:span text:style-name="T1">[</text:span><text:span text:style-name="T6">year].ods” </text:span>from Google doc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Scott Starker</meta:initial-creator>
    <meta:creation-date>2021-10-16T15:35:38.376000000</meta:creation-date>
    <dc:date>2023-02-17T12:29:31.100000000</dc:date>
    <dc:creator>Scott Starker</dc:creator>
    <meta:editing-duration>P2DT11H27M6S</meta:editing-duration>
    <meta:editing-cycles>9</meta:editing-cycles>
    <meta:generator>LibreOffice/7.5.0.3$Windows_X86_64 LibreOffice_project/c21113d003cd3efa8c53188764377a8272d9d6de</meta:generator>
    <meta:document-statistic meta:table-count="0" meta:image-count="0" meta:object-count="0" meta:page-count="2" meta:paragraph-count="42" meta:word-count="492" meta:character-count="3264" meta:non-whitespace-character-count="2853"/>
  </office:meta>
</office:document-meta>
</file>